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0713b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713b0" officeooo:paragraph-rsid="000713b0"/>
    </style:style>
    <style:style style:name="P4" style:family="paragraph" style:parent-style-name="Standard">
      <style:paragraph-properties fo:text-align="justify" style:justify-single-word="false"/>
      <style:text-properties officeooo:rsid="000713b0" officeooo:paragraph-rsid="000f5ade"/>
    </style:style>
    <style:style style:name="P5" style:family="paragraph" style:parent-style-name="Standard">
      <style:paragraph-properties fo:text-align="justify" style:justify-single-word="false"/>
      <style:text-properties officeooo:rsid="00089646" officeooo:paragraph-rsid="00089646"/>
    </style:style>
    <style:style style:name="P6" style:family="paragraph" style:parent-style-name="Standard">
      <style:paragraph-properties fo:text-align="justify" style:justify-single-word="false"/>
      <style:text-properties officeooo:rsid="0009831a" officeooo:paragraph-rsid="0009efe0"/>
    </style:style>
    <style:style style:name="P7" style:family="paragraph" style:parent-style-name="Standard">
      <style:paragraph-properties fo:text-align="justify" style:justify-single-word="false"/>
      <style:text-properties officeooo:rsid="0009efe0" officeooo:paragraph-rsid="0009efe0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0713b0"/>
    </style:style>
    <style:style style:name="P10" style:family="paragraph" style:parent-style-name="Standard">
      <style:paragraph-properties fo:text-align="center" style:justify-single-word="false" fo:padding="0.049cm" fo:border-left="none" fo:border-right="none" fo:border-top="none" fo:border-bottom="0.06pt solid #000000" style:shadow="none"/>
    </style:style>
    <style:style style:name="P11" style:family="paragraph" style:parent-style-name="Standard">
      <style:paragraph-properties fo:text-align="justify" style:justify-single-word="false"/>
      <style:text-properties officeooo:rsid="00089646" officeooo:paragraph-rsid="000f5ade"/>
    </style:style>
    <style:style style:name="P12" style:family="paragraph" style:parent-style-name="Standard">
      <style:paragraph-properties fo:text-align="justify" style:justify-single-word="false"/>
      <style:text-properties officeooo:rsid="00089646" officeooo:paragraph-rsid="00089646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rsid="00170028" officeooo:paragraph-rsid="00170028"/>
    </style:style>
    <style:style style:name="P15" style:family="paragraph" style:parent-style-name="Standard">
      <style:paragraph-properties fo:text-align="justify" style:justify-single-word="false"/>
      <style:text-properties officeooo:rsid="0018c190" officeooo:paragraph-rsid="0018c190"/>
    </style:style>
    <style:style style:name="P16" style:family="paragraph" style:parent-style-name="Standard">
      <style:paragraph-properties fo:text-align="justify" style:justify-single-word="false"/>
      <style:text-properties officeooo:rsid="00190238" officeooo:paragraph-rsid="00190238"/>
    </style:style>
    <style:style style:name="P17" style:family="paragraph" style:parent-style-name="Standard">
      <style:paragraph-properties fo:text-align="justify" style:justify-single-word="false"/>
      <style:text-properties officeooo:rsid="00192943"/>
    </style:style>
    <style:style style:name="P18" style:family="paragraph" style:parent-style-name="Standard">
      <style:paragraph-properties fo:text-align="justify" style:justify-single-word="false"/>
      <style:text-properties officeooo:rsid="00192943" officeooo:paragraph-rsid="00192943"/>
    </style:style>
    <style:style style:name="P19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justify" style:justify-single-word="false" fo:padding="0.049cm" fo:border="0.06pt solid #000000" style:shadow="none"/>
      <style:text-properties officeooo:paragraph-rsid="00190238"/>
    </style:style>
    <style:style style:name="T1" style:family="text">
      <style:text-properties officeooo:rsid="00089646"/>
    </style:style>
    <style:style style:name="T2" style:family="text">
      <style:text-properties officeooo:rsid="0009831a"/>
    </style:style>
    <style:style style:name="T3" style:family="text">
      <style:text-properties officeooo:rsid="0009efe0"/>
    </style:style>
    <style:style style:name="T4" style:family="text">
      <style:text-properties officeooo:rsid="000c308a"/>
    </style:style>
    <style:style style:name="T5" style:family="text">
      <style:text-properties officeooo:rsid="000ed41f"/>
    </style:style>
    <style:style style:name="T6" style:family="text">
      <style:text-properties officeooo:rsid="0012f4b8"/>
    </style:style>
    <style:style style:name="T7" style:family="text">
      <style:text-properties officeooo:rsid="00141d33"/>
    </style:style>
    <style:style style:name="T8" style:family="text">
      <style:text-properties officeooo:rsid="00170028"/>
    </style:style>
    <style:style style:name="T9" style:family="text">
      <style:text-properties officeooo:rsid="0018235a"/>
    </style:style>
    <style:style style:name="T10" style:family="text">
      <style:text-properties officeooo:rsid="0018c190"/>
    </style:style>
    <style:style style:name="T11" style:family="text">
      <style:text-properties officeooo:rsid="00190238"/>
    </style:style>
    <style:style style:name="T12" style:family="text">
      <style:text-properties fo:color="#000000"/>
    </style:style>
    <style:style style:name="T13" style:family="text">
      <style:text-properties fo:color="#000000" officeooo:rsid="00190238"/>
    </style:style>
    <style:style style:name="T14" style:family="text">
      <style:text-properties style:text-underline-style="solid" style:text-underline-width="auto" style:text-underline-color="font-color" officeooo:rsid="001902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ahier des charges</text:p>
      <text:p text:style-name="P8"/>
      <text:p text:style-name="P20"><text:span text:style-name="T14">But de l'application :</text:span><text:span text:style-name="T11"> l'application développée doit fournir des informations et des conduites à tenir pour assister l</text:span><text:span text:style-name="T12">es touristes et </text:span><text:span text:style-name="T13">l</text:span><text:span text:style-name="T12">es résidents étrangers </text:span><text:span text:style-name="T13">en France. Ces informations transiteront en format numérique sur smartphones et tablettes.</text:span></text:p>
      <text:p text:style-name="P16"/>
      <text:p text:style-name="P16"/>
      <text:p text:style-name="P2">Caractéristiques générales</text:p>
      <text:p text:style-name="P9"/>
      <text:p text:style-name="P9">-une application fluide</text:p>
      <text:p text:style-name="P9">-une application graphique</text:p>
      <text:p text:style-name="P9">-une application lisible</text:p>
      <text:p text:style-name="P9">-une application adaptée à une utilisation tactile (zoom, retour arrière, défilement)</text:p>
      <text:p text:style-name="P2">-Livraison pour fin juin 2016 (tests effectués)</text:p>
      <text:p text:style-name="P2"/>
      <text:p text:style-name="P2">Caractéristiques techniques</text:p>
      <text:p text:style-name="P8"/>
      <text:p text:style-name="P8">-une application évolutive</text:p>
      <text:p text:style-name="P8"><text:tab/>un noyau et des modules (add-on)</text:p>
      <text:p text:style-name="P8"><text:tab/><text:tab/>1-le noyau : les conseils de prévention dans les langues retenues</text:p>
      <text:p text:style-name="P8"><text:tab/><text:tab/>2-un module « alimentation » (pour alimenter la base documentaire et devant supporter l'insertion de nouvelles langues ou conseils )</text:p>
      <text:p text:style-name="P8"><text:tab/><text:tab/>3-un module « indexation » favorisant la recherche par mots-clés</text:p>
      <text:p text:style-name="P8"><text:tab/><text:tab/>4-un module de conduite à tenir « victime »</text:p>
      <text:p text:style-name="P8"><text:tab/><text:tab/>5-un module « géolocalisation » en lien avec le module précédent (victime »)</text:p>
      <text:p text:style-name="P8"><text:tab/><text:tab/>6-un module « contacts » (ambassades/consulats, police/gendarmerie <text:span text:style-name="T10">fourni régulièrement par datalab</text:span>) en lien avec le module « géolocalisation »</text:p>
      <text:p text:style-name="P8"><text:tab/><text:tab/>7-un module « navigation » permettant de rejoindre l'adresse identifiée par le module « contacts »</text:p>
      <text:p text:style-name="P8">NB : la version 1 de l'application doit impérativement être constituée du noyau et des trois premiers modules.<text:tab/><text:tab/></text:p>
      <text:p text:style-name="P8"/>
      <text:p text:style-name="P8">-une application « off-line » (sans échange de données en direct »)</text:p>
      <text:p text:style-name="P8">-une application autonome (sans application(s) tierce(s) pour être utilisable)</text:p>
      <text:p text:style-name="P8">-une application compatible sous Androïd (minimum 2.3 et +) et iOS</text:p>
      <text:p text:style-name="P8">-<text:span text:style-name="T7">une application compatible avec SecDroid pour que les gendarmes puissent l'installer sur Néogend.</text:span></text:p>
      <text:p text:style-name="P8">-<text:span text:style-name="T6">une application développée sous licence libre (licence ouverte sans restriction : licence XX).</text:span></text:p>
      <text:p text:style-name="P8">-une application multilingue.</text:p>
      <text:p text:style-name="P8">-une application <text:span text:style-name="T5">s'</text:span>adapt<text:span text:style-name="T5">ant</text:span> <text:span text:style-name="T5">à tous les écrans (smartphone ou tablette)</text:span> <text:span text:style-name="T5">(application responsive)</text:span></text:p>
      <text:p text:style-name="P8">-navigation dans l'application via l'interface du téléphone (retour arrière)</text:p>
      <text:p text:style-name="P8"/>
      <text:p text:style-name="P1">Scénari</text:p>
      <text:p text:style-name="P8"/>
      <text:p text:style-name="P19">-le noyau :</text:p>
      <text:p text:style-name="P8"/>
      <text:p text:style-name="P3"><text:span text:style-name="T4">*Niveau 0 : </text:span>Je lance l'application via son icône.</text:p>
      <text:p text:style-name="P3"><text:span text:style-name="T1">*Niveau 1 : </text:span>J'arrive sur une page avec des drapeaux. <text:span text:style-name="T1">En un tapotement, j</text:span>e sélectionne le drapeau de ma <text:span text:style-name="T2">nationalité sous lequel se trouve le nom du pays dans sa langue (ex : Deutchland)</text:span></text:p>
      <text:p text:style-name="P4"><text:span text:style-name="T1">*Niveau 2 : </text:span>J'arrive sur un écran présentant les différentes situations <text:span text:style-name="T1">dans lesquels les touristes peuvent se trouver (conseils généraux, dans les transports en commun, à l’hôtel, dans les lieux publics, stationner son véhicule sur un parking). Ces situations sont symbolisées par : </text:span></text:p>
      <text:p text:style-name="P11"><text:tab/>-soit un pictogramme explicite,</text:p>
      <text:p text:style-name="P11"><text:soft-page-break/><text:tab/>-soit une photo de la situation,</text:p>
      <text:p text:style-name="P11"><text:tab/>-soit une photo ou un pictogramme + un ou des mot(s) clé(s) dans la langue de la nationalité <text:span text:style-name="T8">sélectionnée</text:span>.</text:p>
      <text:p text:style-name="P5">Ce niveau 2 présente également un bouton « urgence » qui doit être immédiatement reconnaissable (SOS).</text:p>
      <text:p text:style-name="P5">En un tapotement, le touriste choisit sa situation <text:span text:style-name="T8">ou le bouton « urgence »</text:span></text:p>
      <text:p text:style-name="P5">*Niveau 3 : Les conseils de prévention attachés à la situation sélectionnée apparaissent.</text:p>
      <text:p text:style-name="P6">Le bouton « urgence » renvoie à des conduites à tenir </text:p>
      <text:p text:style-name="P6"><text:span text:style-name="T3">CAT n°1 </text:span>« <text:span text:style-name="T3">appelez le </text:span>numéro d'appel d'urgence » (police : 17 ; secours:112)</text:p>
      <text:p text:style-name="P6"><text:span text:style-name="T3">CAT n°2 « contactez votre ambassade (</text:span>coordonnées de l'ambassade et/ou du/des consulat(s) associés au drapeau sélectionné<text:span text:style-name="T3">)</text:span></text:p>
      <text:p text:style-name="P7">NB : le tapotement sur tout n° de téléphone doit entraîner la composition du numéro en question <text:span text:style-name="T8">par le smartphone</text:span>.</text:p>
      <text:p text:style-name="P5"/>
      <text:p text:style-name="P14">*L'application doit par ailleurs, à tout moment, donner :</text:p>
      <text:p text:style-name="P8"><text:tab/>-l<text:span text:style-name="T8">a</text:span> possibilité de revenir à l'écran d'accueil <text:span text:style-name="T8">(</text:span>à chaque étape <text:span text:style-name="T8">de la navigation dans l'application)</text:span></text:p>
      <text:p text:style-name="P8"><text:tab/>-<text:span text:style-name="T8">la possibilité de revenir d'un pas à chaque étape de la navigation en employant les touches natives de l'appareil</text:span></text:p>
      <text:p text:style-name="P8"/>
      <text:p text:style-name="P19">-l'alimentation <text:span text:style-name="T9">de l'application</text:span> :</text:p>
      <text:p text:style-name="P8"/>
      <text:p text:style-name="P8">L<text:span text:style-name="T9">es mises à jour des fiches de conseils voire l'insertion de nouvelles fiches fera l'objet d'une mise à jour logicielle à charge de l'école tant qu'elle assure la maintenance de l'application.</text:span></text:p>
      <text:p text:style-name="P15">*Les mises à jour des contacts se feront en même temps que la mise à jour des fiches de conseils.</text:p>
      <text:p text:style-name="P15"/>
      <text:p text:style-name="P19">-<text:span text:style-name="T10">les versions de l'application :</text:span></text:p>
      <text:p text:style-name="P15"/>
      <text:p text:style-name="P15">La version minimale de l'application (V1) doit obligatoirement comporter le noyau et les modules 1 à 4.</text:p>
      <text:p text:style-name="P15">La V2 comportera les modules de la V1 et les modules 5 et 6.</text:p>
      <text:p text:style-name="P15">La V3 comportera l'ensemble des modules identifiés à ce jour.</text:p>
      <text:p text:style-name="P8"/>
      <text:p text:style-name="P19">-l'indexation :</text:p>
      <text:p text:style-name="P17"/>
      <text:p text:style-name="P18">L'application doit être conçue pour permettre à l'utilisateur de procéder à une recherche par mot à tout niveau de l'application.</text:p>
      <text:p text:style-name="P18">La mise à jour logicielle comprendra une mise à niveau de cette indexation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4:40:26.65</meta:creation-date>
    <dc:date>2015-09-08T16:48:28.161745338</dc:date>
    <meta:editing-duration>PT4H49M14S</meta:editing-duration>
    <meta:editing-cycles>22</meta:editing-cycles>
    <meta:generator>LibreOffice/4.2.5.2$Linux_x86 LibreOffice_project/420m0$Build-2</meta:generator>
    <meta:print-date>2015-09-08T14:13:06.660510451</meta:print-date>
    <meta:document-statistic meta:table-count="0" meta:image-count="0" meta:object-count="0" meta:page-count="2" meta:paragraph-count="55" meta:word-count="678" meta:character-count="4341" meta:non-whitespace-character-count="3694"/>
  </office:meta>
</office:document-meta>
</file>